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D5C375A9F8.png" manifest:media-type="image/png"/>
  <manifest:file-entry manifest:full-path="Pictures/1000000100000258000001D581265782.png" manifest:media-type="image/png"/>
  <manifest:file-entry manifest:full-path="Pictures/1000000100000258000001D59124A735.png" manifest:media-type="image/png"/>
  <manifest:file-entry manifest:full-path="Pictures/1000000100000258000001D5CD36B0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8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0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8.934cm" svg:x="1cm" svg:y="1cm">
          <draw:image xlink:href="Pictures/1000000100000258000001D5CD36B089.png" xlink:type="simple" xlink:show="embed" xlink:actuate="onLoad" draw:mime-type="image/png">
            <text:p/>
          </draw:image>
        </draw:frame>
        <draw:frame draw:style-name="gr2" draw:text-style-name="P2" draw:layer="layout" svg:width="9.843cm" svg:height="0.962cm" svg:x="2.27cm" svg:y="9.572cm">
          <draw:text-box>
            <text:p text:style-name="P1">Adam</text:p>
          </draw:text-box>
        </draw:frame>
        <draw:frame draw:style-name="gr1" draw:text-style-name="P1" draw:layer="layout" svg:width="11.43cm" svg:height="8.934cm" svg:x="15.51cm" svg:y="1cm">
          <draw:image xlink:href="Pictures/1000000100000258000001D59124A735.png" xlink:type="simple" xlink:show="embed" xlink:actuate="onLoad" draw:mime-type="image/png">
            <text:p/>
          </draw:image>
        </draw:frame>
        <draw:frame draw:style-name="gr3" draw:text-style-name="P2" draw:layer="layout" svg:width="10.383cm" svg:height="0.962cm" svg:x="16.557cm" svg:y="9.89cm">
          <draw:text-box>
            <text:p text:style-name="P1">SGD</text:p>
          </draw:text-box>
        </draw:frame>
        <draw:frame draw:style-name="gr1" draw:text-style-name="P1" draw:layer="layout" svg:width="11.43cm" svg:height="8.935cm" svg:x="1cm" svg:y="10.842cm">
          <draw:image xlink:href="Pictures/1000000100000258000001D5C375A9F8.png" xlink:type="simple" xlink:show="embed" xlink:actuate="onLoad" draw:mime-type="image/png">
            <text:p/>
          </draw:image>
        </draw:frame>
        <draw:frame draw:style-name="gr4" draw:text-style-name="P2" draw:layer="layout" svg:width="10.16cm" svg:height="0.962cm" svg:x="1.952cm" svg:y="19.628cm">
          <draw:text-box>
            <text:p text:style-name="P1">RMSprop</text:p>
          </draw:text-box>
        </draw:frame>
        <draw:frame draw:style-name="gr1" draw:text-style-name="P1" draw:layer="layout" svg:width="11.112cm" svg:height="8.686cm" svg:x="15.605cm" svg:y="10.842cm">
          <draw:image xlink:href="Pictures/1000000100000258000001D581265782.png" xlink:type="simple" xlink:show="embed" xlink:actuate="onLoad" draw:mime-type="image/png">
            <text:p/>
          </draw:image>
        </draw:frame>
        <draw:frame draw:style-name="gr5" draw:text-style-name="P2" draw:layer="layout" svg:width="10.383cm" svg:height="1.27cm" svg:x="16.557cm" svg:y="19.415cm">
          <draw:text-box>
            <text:p text:style-name="P1">Adagra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0:28:55.393205631</meta:creation-date>
    <dc:date>2026-03-09T10:33:35.998151596</dc:date>
    <meta:editing-duration>PT4M39S</meta:editing-duration>
    <meta:editing-cycles>4</meta:editing-cycles>
    <meta:generator>LibreOffice/25.8.5.2$Linux_X86_64 LibreOffice_project/580$Build-2</meta:generator>
    <meta:document-statistic meta:object-count="8"/>
  </office:meta>
</office:document-meta>
</file>